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882in"/>
    </style:style>
    <style:style style:name="Table1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4586" fo:padding="0.0382in" fo:border="0.05pt solid #000000">
        <style:background-image/>
      </style:table-cell-properties>
    </style:style>
    <style:style style:name="Table1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3986in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3125in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7882in"/>
    </style:style>
    <style:style style:name="Table2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4586" fo:padding="0.0382in" fo:border="0.05pt solid #000000">
        <style:background-image/>
      </style:table-cell-properties>
    </style:style>
    <style:style style:name="Table2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3125in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7882in"/>
    </style:style>
    <style:style style:name="Table4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4586" fo:padding="0.0382in" fo:border="0.05pt solid #000000">
        <style:background-image/>
      </style:table-cell-properties>
    </style:style>
    <style:style style:name="Table4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4" style:family="table-row">
      <style:table-row-properties style:min-row-height="0.3125in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1.7882in"/>
    </style:style>
    <style:style style:name="Table5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4586" fo:padding="0.0382in" fo:border="0.05pt solid #000000">
        <style:background-image/>
      </style:table-cell-properties>
    </style:style>
    <style:style style:name="Table5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3125in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625in"/>
    </style:style>
    <style:style style:name="Table6.B" style:family="table-column">
      <style:table-column-properties style:column-width="1.7882in"/>
    </style:style>
    <style:style style:name="Table6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004586" fo:padding="0.0382in" fo:border="0.05pt solid #000000">
        <style:background-image/>
      </style:table-cell-properties>
    </style:style>
    <style:style style:name="Table6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4" style:family="table-row">
      <style:table-row-properties style:min-row-height="0.3125in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1.7882in"/>
    </style:style>
    <style:style style:name="Table7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4586" fo:padding="0.0382in" fo:border="0.05pt solid #000000">
        <style:background-image/>
      </style:table-cell-properties>
    </style:style>
    <style:style style:name="Table7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3" style:family="table-cell">
      <style:table-cell-properties fo:padding="0.0382in" fo:border-left="0.05pt solid #000000" fo:border-right="none" fo:border-top="none" fo:border-bottom="0.05pt solid #000000"/>
    </style:style>
    <style:style style:name="Table7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4" style:family="table-row">
      <style:table-row-properties style:min-row-height="0.3125in"/>
    </style:style>
    <style:style style:name="Table7.A14" style:family="table-cell">
      <style:table-cell-properties fo:padding="0.0382in" fo:border-left="0.05pt solid #000000" fo:border-right="none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5" style:family="table-cell">
      <style:table-cell-properties fo:padding="0.0382in" fo:border-left="0.05pt solid #000000" fo:border-right="none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6" style:family="table-cell">
      <style:table-cell-properties fo:padding="0.0382in" fo:border-left="0.05pt solid #000000" fo:border-right="none" fo:border-top="none" fo:border-bottom="0.05pt solid #000000"/>
    </style:style>
    <style:style style:name="Table7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7882in"/>
    </style:style>
    <style:style style:name="Table8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004586" fo:padding="0.0382in" fo:border="0.05pt solid #000000">
        <style:background-image/>
      </style:table-cell-properties>
    </style:style>
    <style:style style:name="Table8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0" style:family="table-cell">
      <style:table-cell-properties fo:padding="0.0382in" fo:border-left="0.05pt solid #000000" fo:border-right="none" fo:border-top="none" fo:border-bottom="0.05pt solid #000000"/>
    </style:style>
    <style:style style:name="Table8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1" style:family="table-cell">
      <style:table-cell-properties fo:padding="0.0382in" fo:border-left="0.05pt solid #000000" fo:border-right="none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2" style:family="table-cell">
      <style:table-cell-properties fo:padding="0.0382in" fo:border-left="0.05pt solid #000000" fo:border-right="none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3" style:family="table-cell">
      <style:table-cell-properties fo:padding="0.0382in" fo:border-left="0.05pt solid #000000" fo:border-right="none" fo:border-top="none" fo:border-bottom="0.05pt solid #000000"/>
    </style:style>
    <style:style style:name="Table8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14" style:family="table-row">
      <style:table-row-properties style:min-row-height="0.3125in"/>
    </style:style>
    <style:style style:name="Table8.A14" style:family="table-cell">
      <style:table-cell-properties fo:padding="0.0382in" fo:border-left="0.05pt solid #000000" fo:border-right="none" fo:border-top="none" fo:border-bottom="0.05pt solid #000000"/>
    </style:style>
    <style:style style:name="Table8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5" style:family="table-cell">
      <style:table-cell-properties fo:padding="0.0382in" fo:border-left="0.05pt solid #000000" fo:border-right="none" fo:border-top="none" fo:border-bottom="0.05pt solid #000000"/>
    </style:style>
    <style:style style:name="Table8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6" style:family="table-cell">
      <style:table-cell-properties fo:padding="0.0382in" fo:border-left="0.05pt solid #000000" fo:border-right="none" fo:border-top="none" fo:border-bottom="0.05pt solid #000000"/>
    </style:style>
    <style:style style:name="Table8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5625in"/>
    </style:style>
    <style:style style:name="Table9.B" style:family="table-column">
      <style:table-column-properties style:column-width="1.7882in"/>
    </style:style>
    <style:style style:name="Table9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004586" fo:padding="0.0382in" fo:border="0.05pt solid #000000">
        <style:background-image/>
      </style:table-cell-properties>
    </style:style>
    <style:style style:name="Table9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9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fo:padding="0.0382in" fo:border-left="0.05pt solid #000000" fo:border-right="none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2" style:family="table-cell">
      <style:table-cell-properties fo:padding="0.0382in" fo:border-left="0.05pt solid #000000" fo:border-right="none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3" style:family="table-cell">
      <style:table-cell-properties fo:padding="0.0382in" fo:border-left="0.05pt solid #000000" fo:border-right="none" fo:border-top="none" fo:border-bottom="0.05pt solid #000000"/>
    </style:style>
    <style:style style:name="Table9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14" style:family="table-row">
      <style:table-row-properties style:min-row-height="0.3125in"/>
    </style:style>
    <style:style style:name="Table9.A14" style:family="table-cell">
      <style:table-cell-properties fo:padding="0.0382in" fo:border-left="0.05pt solid #000000" fo:border-right="none" fo:border-top="none" fo:border-bottom="0.05pt solid #000000"/>
    </style:style>
    <style:style style:name="Table9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5" style:family="table-cell">
      <style:table-cell-properties fo:padding="0.0382in" fo:border-left="0.05pt solid #000000" fo:border-right="none" fo:border-top="none" fo:border-bottom="0.05pt solid #000000"/>
    </style:style>
    <style:style style:name="Table9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6" style:family="table-cell">
      <style:table-cell-properties fo:padding="0.0382in" fo:border-left="0.05pt solid #000000" fo:border-right="none" fo:border-top="none" fo:border-bottom="0.05pt solid #000000"/>
    </style:style>
    <style:style style:name="Table9.B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paragraph-rsid="00218d56" style:font-size-asian="11pt" style:font-size-complex="11pt"/>
    </style:style>
    <style:style style:name="P2" style:family="paragraph" style:parent-style-name="Standard">
      <style:text-properties fo:font-size="11pt" officeooo:rsid="001fa67b" officeooo:paragraph-rsid="00218d56" style:font-size-asian="11pt" style:font-size-complex="11pt"/>
    </style:style>
    <style:style style:name="P3" style:family="paragraph" style:parent-style-name="Standard">
      <style:text-properties fo:font-size="11pt" officeooo:rsid="001fa67b" officeooo:paragraph-rsid="002a179f" style:font-size-asian="11pt" style:font-size-complex="11pt"/>
    </style:style>
    <style:style style:name="P4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50%"/>
      <style:text-properties fo:font-size="11pt" officeooo:paragraph-rsid="001fa67b" style:font-size-asian="11pt" style:font-size-complex="11pt"/>
    </style:style>
    <style:style style:name="P6" style:family="paragraph" style:parent-style-name="Standard">
      <style:paragraph-properties fo:line-height="150%"/>
      <style:text-properties fo:font-size="11pt" officeooo:paragraph-rsid="002e6af4" style:font-size-asian="11pt" style:font-size-complex="11pt"/>
    </style:style>
    <style:style style:name="P7" style:family="paragraph" style:parent-style-name="Standard">
      <style:text-properties fo:font-size="11pt" officeooo:paragraph-rsid="002a179f" style:font-size-asian="11pt" style:font-size-complex="11pt"/>
    </style:style>
    <style:style style:name="P8" style:family="paragraph" style:parent-style-name="Standard">
      <style:paragraph-properties fo:line-height="150%"/>
      <style:text-properties fo:font-size="11pt" officeooo:rsid="00212b69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officeooo:rsid="00212b69" officeooo:paragraph-rsid="001fa67b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officeooo:rsid="00212b69" officeooo:paragraph-rsid="00212b69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officeooo:rsid="002b3822" officeooo:paragraph-rsid="002b382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.0398in" fo:margin-bottom="0.0398in" loext:contextual-spacing="false"/>
      <style:text-properties fo:color="#eeeeee"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.0398in" fo:margin-bottom="0.0398in" loext:contextual-spacing="false"/>
      <style:text-properties fo:color="#eeeeee" fo:font-size="11pt" fo:font-weight="normal" officeooo:rsid="00218d56" officeooo:paragraph-rsid="00218d56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f11cb" officeooo:paragraph-rsid="00218d56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f11cb" officeooo:paragraph-rsid="00218d56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18d56" officeooo:paragraph-rsid="00218d56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18d56" officeooo:paragraph-rsid="002b3822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18d56" officeooo:paragraph-rsid="002a179f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.0398in" fo:margin-bottom="0.0398in" loext:contextual-spacing="false"/>
      <style:text-properties fo:font-size="11pt" fo:font-weight="normal" officeooo:paragraph-rsid="00218d5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3b06f" officeooo:paragraph-rsid="0023b06f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3b06f" officeooo:paragraph-rsid="0027d991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277ec" officeooo:paragraph-rsid="002277ec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277ec" officeooo:paragraph-rsid="002277ec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paragraph-rsid="00218d5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5b3d" officeooo:paragraph-rsid="00265b3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6a70e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7d991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a179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b3822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305848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31bd24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7d991" officeooo:paragraph-rsid="0027d991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9c40f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a179f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b3822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a179f" officeooo:paragraph-rsid="002a179f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a179f" officeooo:paragraph-rsid="002b3822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a179f" officeooo:paragraph-rsid="002a179f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a179f" officeooo:paragraph-rsid="002b3822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b3822" officeooo:paragraph-rsid="002b3822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b3822" officeooo:paragraph-rsid="002b3822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e6af4" officeooo:paragraph-rsid="002e6af4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e6af4" officeooo:paragraph-rsid="0031bd24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e6af4" officeooo:paragraph-rsid="003322d4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31bd24" officeooo:paragraph-rsid="0031bd24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top="0.0398in" fo:margin-bottom="0.0398in" loext:contextual-spacing="false"/>
      <style:text-properties fo:font-size="11pt" style:text-underline-style="solid" style:text-underline-width="auto" style:text-underline-color="font-color" fo:font-weight="bold" officeooo:rsid="0023b06f" officeooo:paragraph-rsid="002a179f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top="0.0398in" fo:margin-bottom="0.0398in" loext:contextual-spacing="false"/>
      <style:text-properties fo:font-size="11pt" style:text-underline-style="solid" style:text-underline-width="auto" style:text-underline-color="font-color" fo:font-weight="bold" officeooo:rsid="0023b06f" officeooo:paragraph-rsid="002b3822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margin-top="0.0398in" fo:margin-bottom="0.0398in" loext:contextual-spacing="false" fo:line-height="150%"/>
      <style:text-properties fo:font-size="11pt" style:text-underline-style="solid" style:text-underline-width="auto" style:text-underline-color="font-color" fo:font-weight="bold" officeooo:rsid="002a179f" officeooo:paragraph-rsid="002a179f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top="0.0398in" fo:margin-bottom="0.0398in" loext:contextual-spacing="false" fo:line-height="150%"/>
      <style:text-properties fo:font-size="11pt" style:text-underline-style="solid" style:text-underline-width="auto" style:text-underline-color="font-color" fo:font-weight="bold" officeooo:rsid="002a179f" officeooo:paragraph-rsid="002b3822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margin-top="0.0398in" fo:margin-bottom="0.0398in" loext:contextual-spacing="false" fo:line-height="115%"/>
      <style:text-properties fo:font-size="11pt" style:text-underline-style="solid" style:text-underline-width="auto" style:text-underline-color="font-color" fo:font-weight="bold" officeooo:rsid="002a179f" officeooo:paragraph-rsid="002a179f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top="0.0398in" fo:margin-bottom="0.0398in" loext:contextual-spacing="false" fo:line-height="115%"/>
      <style:text-properties fo:font-size="11pt" style:text-underline-style="solid" style:text-underline-width="auto" style:text-underline-color="font-color" fo:font-weight="bold" officeooo:rsid="002a179f" officeooo:paragraph-rsid="002b3822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margin-top="0.0398in" fo:margin-bottom="0.0398in" loext:contextual-spacing="false"/>
      <style:text-properties fo:font-size="11pt" fo:font-weight="bold" officeooo:rsid="002b3822" officeooo:paragraph-rsid="002b3822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top="0.0398in" fo:margin-bottom="0.0398in" loext:contextual-spacing="false"/>
      <style:text-properties fo:font-size="11pt" officeooo:rsid="00218d56" officeooo:paragraph-rsid="00218d56" style:font-size-asian="11pt" style:font-size-complex="11pt"/>
    </style:style>
    <style:style style:name="P56" style:family="paragraph" style:parent-style-name="Standard">
      <style:paragraph-properties fo:margin-top="0.0398in" fo:margin-bottom="0.0398in" loext:contextual-spacing="false"/>
      <style:text-properties fo:font-size="11pt" officeooo:paragraph-rsid="00218d56" style:font-size-asian="11pt" style:font-size-complex="11pt"/>
    </style:style>
    <style:style style:name="P57" style:family="paragraph" style:parent-style-name="Standard">
      <style:paragraph-properties fo:margin-top="0.0398in" fo:margin-bottom="0.0398in" loext:contextual-spacing="false" fo:line-height="150%"/>
      <style:text-properties fo:font-size="11pt" officeooo:rsid="002277ec" officeooo:paragraph-rsid="002277ec" style:font-size-asian="11pt" style:font-size-complex="11pt"/>
    </style:style>
    <style:style style:name="P58" style:family="paragraph" style:parent-style-name="Standard">
      <style:paragraph-properties fo:margin-top="0.0398in" fo:margin-bottom="0.0398in" loext:contextual-spacing="false"/>
      <style:text-properties fo:font-size="11pt" officeooo:rsid="002277ec" officeooo:paragraph-rsid="002277ec" style:font-size-asian="11pt" style:font-size-complex="11pt"/>
    </style:style>
    <style:style style:name="P59" style:family="paragraph" style:parent-style-name="Standard">
      <style:paragraph-properties fo:margin-top="0.0398in" fo:margin-bottom="0.0398in" loext:contextual-spacing="false" fo:line-height="150%"/>
      <style:text-properties fo:font-size="11pt" officeooo:paragraph-rsid="00218d56" style:font-size-asian="11pt" style:font-size-complex="11pt"/>
    </style:style>
    <style:style style:name="P60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officeooo:rsid="001f35fd"/>
    </style:style>
    <style:style style:name="T2" style:family="text">
      <style:text-properties officeooo:rsid="001fa67b"/>
    </style:style>
    <style:style style:name="T3" style:family="text">
      <style:text-properties officeooo:rsid="001f11cb"/>
    </style:style>
    <style:style style:name="T4" style:family="text">
      <style:text-properties officeooo:rsid="0023b06f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65b3d" style:font-weight-asian="normal" style:font-weight-complex="normal"/>
    </style:style>
    <style:style style:name="T8" style:family="text">
      <style:text-properties style:text-underline-style="none" fo:font-weight="normal" officeooo:rsid="0026a70e" style:font-weight-asian="normal" style:font-weight-complex="normal"/>
    </style:style>
    <style:style style:name="T9" style:family="text">
      <style:text-properties style:text-underline-style="none" fo:font-weight="normal" officeooo:rsid="0029c40f" style:font-weight-asian="normal" style:font-weight-complex="normal"/>
    </style:style>
    <style:style style:name="T10" style:family="text">
      <style:text-properties style:text-underline-style="none" fo:font-weight="normal" officeooo:rsid="002a179f" style:font-weight-asian="normal" style:font-weight-complex="normal"/>
    </style:style>
    <style:style style:name="T11" style:family="text">
      <style:text-properties style:text-underline-style="none" fo:font-weight="normal" officeooo:rsid="002b3822" style:font-weight-asian="normal" style:font-weight-complex="normal"/>
    </style:style>
    <style:style style:name="T12" style:family="text">
      <style:text-properties style:text-underline-style="none" fo:font-weight="normal" officeooo:rsid="002c6f78" style:font-weight-asian="normal" style:font-weight-complex="normal"/>
    </style:style>
    <style:style style:name="T13" style:family="text">
      <style:text-properties style:text-underline-style="none" fo:font-weight="normal" officeooo:rsid="0034f3e0" style:font-weight-asian="normal" style:font-weight-complex="normal"/>
    </style:style>
    <style:style style:name="T14" style:family="text">
      <style:text-properties style:text-underline-style="none" officeooo:rsid="00265b3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35fd" style:font-weight-asian="normal" style:font-weight-complex="normal"/>
    </style:style>
    <style:style style:name="T17" style:family="text">
      <style:text-properties fo:font-weight="normal" officeooo:rsid="002a524c" style:font-weight-asian="normal" style:font-weight-complex="normal"/>
    </style:style>
    <style:style style:name="T18" style:family="text">
      <style:text-properties fo:font-weight="normal" officeooo:rsid="003322d4" style:font-weight-asian="normal" style:font-weight-complex="normal"/>
    </style:style>
    <style:style style:name="T19" style:family="text">
      <style:text-properties fo:font-weight="normal" officeooo:rsid="0034f3e0" style:font-weight-asian="normal" style:font-weight-complex="normal"/>
    </style:style>
    <style:style style:name="T20" style:family="text">
      <style:text-properties officeooo:rsid="0026a70e"/>
    </style:style>
    <style:style style:name="T21" style:family="text">
      <style:text-properties officeooo:rsid="0027d991"/>
    </style:style>
    <style:style style:name="T22" style:family="text">
      <style:text-properties officeooo:rsid="0029c40f"/>
    </style:style>
    <style:style style:name="T23" style:family="text">
      <style:text-properties officeooo:rsid="002a0172"/>
    </style:style>
    <style:style style:name="T24" style:family="text">
      <style:text-properties officeooo:rsid="002a179f"/>
    </style:style>
    <style:style style:name="T25" style:family="text">
      <style:text-properties officeooo:rsid="002b382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b3822" style:font-weight-asian="bold" style:font-weight-complex="bold"/>
    </style:style>
    <style:style style:name="T28" style:family="text">
      <style:text-properties fo:font-weight="bold" officeooo:rsid="002e6af4" style:font-weight-asian="bold" style:font-weight-complex="bold"/>
    </style:style>
    <style:style style:name="T29" style:family="text">
      <style:text-properties fo:font-weight="bold" officeooo:rsid="00305848" style:font-weight-asian="bold" style:font-weight-complex="bold"/>
    </style:style>
    <style:style style:name="T30" style:family="text">
      <style:text-properties officeooo:rsid="002c6f78"/>
    </style:style>
    <style:style style:name="T31" style:family="text">
      <style:text-properties officeooo:rsid="002c89f2"/>
    </style:style>
    <style:style style:name="T32" style:family="text">
      <style:text-properties officeooo:rsid="002e6af4"/>
    </style:style>
    <style:style style:name="T33" style:family="text">
      <style:text-properties officeooo:rsid="00305848"/>
    </style:style>
    <style:style style:name="T34" style:family="text">
      <style:text-properties officeooo:rsid="0031bd24"/>
    </style:style>
    <style:style style:name="T35" style:family="text">
      <style:text-properties officeooo:rsid="003322d4"/>
    </style:style>
    <style:style style:name="T36" style:family="text">
      <style:text-properties officeooo:rsid="003377df"/>
    </style:style>
    <style:style style:name="T37" style:family="text">
      <style:text-properties officeooo:rsid="0034f3e0"/>
    </style:style>
    <style:style style:name="T38" style:family="text">
      <style:text-properties officeooo:rsid="00358f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x . <text:s text:c="2"/><text:tab/>Administrator </text:p>
      <text:p text:style-name="P8"><text:span text:style-name="T27"><text:tab/><text:tab/>x.</text:span><text:span text:style-name="T26">1.</text:span> The Administrator <text:span text:style-name="T4">shall be</text:span> able to create <text:span text:style-name="T23">an</text:span> account <text:span text:style-name="T23">for a </text:span>new <text:span text:style-name="T36">elevated rights user</text:span>, <text:span text:style-name="T36">or</text:span> <text:span text:style-name="T36">for a <text:tab/><text:tab/><text:tab/> <text:s text:c="6"/>student </text:span>without the need <text:span text:style-name="T23">from</text:span> the latter to register online.</text:p>
      <text:p text:style-name="P4"><text:span text:style-name="T25"><text:tab/><text:tab/></text:span><text:span text:style-name="T27">x.2. </text:span><text:span text:style-name="T1">The administrator shall be able to delete the accounts of all system users.</text:span></text:p>
      <text:p text:style-name="P6"><text:tab/><text:tab/><text:span text:style-name="T28">x.3. </text:span><text:span text:style-name="T16">The administrator shall be able to manage the account</text:span><text:span text:style-name="T18">s</text:span><text:span text:style-name="T16"> of all </text:span><text:span text:style-name="T19">system </text:span><text:span text:style-name="T16">users.</text:span></text:p>
      <text:p text:style-name="P6"><text:span text:style-name="T16"><text:tab/><text:tab/></text:span><text:span text:style-name="T28">x.4.</text:span><text:span text:style-name="T17"> The administrator shall be able to add one or more programs.</text:span></text:p>
      <text:p text:style-name="P6"><text:span text:style-name="T17"><text:tab/><text:tab/></text:span><text:span text:style-name="T28">x.5. </text:span><text:span text:style-name="T17"><text:s/>The administrator shall be able to delete all programs.</text:span></text:p>
      <text:p text:style-name="P6"><text:span text:style-name="T17"><text:tab/><text:tab/></text:span><text:span text:style-name="T28">x.6.</text:span><text:span text:style-name="T17"> The administrator shall be able to manage all programs.</text:span></text:p>
      <text:p text:style-name="P5"><text:span text:style-name="T25"><text:tab/><text:tab/></text:span><text:span text:style-name="T27">x.</text:span><text:span text:style-name="T28">7</text:span><text:span text:style-name="T27">.</text:span> <text:span text:style-name="T2">The administrator shall be able to add one or more courses to all programs.</text:span></text:p>
      <text:p text:style-name="P10"><text:span text:style-name="T25"><text:tab/><text:tab/></text:span><text:span text:style-name="T27">x.</text:span><text:span text:style-name="T28">8</text:span><text:span text:style-name="T26">.</text:span> The administrator <text:span text:style-name="T4">shall</text:span> <text:span text:style-name="T30">be </text:span>able to edit all courses.</text:p>
      <text:p text:style-name="P9"><text:span text:style-name="T25"><text:tab/><text:tab/></text:span><text:span text:style-name="T27">x.</text:span><text:span text:style-name="T28">8</text:span><text:span text:style-name="T26">.</text:span> The administrator <text:span text:style-name="T4">shall</text:span> <text:span text:style-name="T30">be </text:span>able to remove one or more courses from all programs.</text:p>
      <text:p text:style-name="P5"><text:span text:style-name="T25"><text:tab/><text:tab/></text:span><text:span text:style-name="T27">x.</text:span><text:span text:style-name="T28">9</text:span><text:span text:style-name="T27">.</text:span> <text:span text:style-name="T2">The administrator shall be able to add one or more sections to all courses.</text:span></text:p>
      <text:p text:style-name="P5"><text:span text:style-name="T25"><text:tab/><text:tab/></text:span><text:span text:style-name="T27">x.</text:span><text:span text:style-name="T28">10</text:span><text:span text:style-name="T25">.</text:span> <text:span text:style-name="T2">The administrator shall be able to edit all sections.</text:span></text:p>
      <text:p text:style-name="P5"><text:span text:style-name="T27"><text:tab/><text:tab/>x.</text:span><text:span text:style-name="T29">11</text:span><text:span text:style-name="T25">. The administrator shall be able to delete one or more sections from all courses.</text:span></text:p>
      <text:p text:style-name="P5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2">Name:</text:p>
          </table:table-cell>
          <table:table-cell table:style-name="Table1.B1" table:number-columns-spanned="3" office:value-type="string">
            <text:p text:style-name="P13"><text:span text:style-name="T4">Create</text:span> <text:span text:style-name="T20">Account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Identifier:</text:p>
          </table:table-cell>
          <table:table-cell table:style-name="Table1.B2" office:value-type="string">
            <text:p text:style-name="P55">UC</text:p>
          </table:table-cell>
          <table:table-cell table:style-name="Table1.A2" office:value-type="string">
            <text:p text:style-name="P56">Version:</text:p>
          </table:table-cell>
          <table:table-cell table:style-name="Table1.D2" office:value-type="string">
            <text:p text:style-name="P55"><text:span text:style-name="T38">1</text:span>.0</text:p>
          </table:table-cell>
        </table:table-row>
        <table:table-row>
          <table:table-cell table:style-name="Table1.A2" office:value-type="string">
            <text:p text:style-name="P16">Date Created:</text:p>
          </table:table-cell>
          <table:table-cell table:style-name="Table1.B3" office:value-type="string">
            <text:p text:style-name="P18">Feb 2, 2016</text:p>
          </table:table-cell>
          <table:table-cell table:style-name="Table1.A2" office:value-type="string">
            <text:p text:style-name="P21">Last Modified:</text:p>
          </table:table-cell>
          <table:table-cell table:style-name="Table1.D3" office:value-type="string">
            <text:p text:style-name="P21"/>
          </table:table-cell>
        </table:table-row>
        <table:table-row>
          <table:table-cell table:style-name="Table1.A4" office:value-type="string">
            <text:p text:style-name="P16">Importance:</text:p>
          </table:table-cell>
          <table:table-cell table:style-name="Table1.B4" table:number-columns-spanned="3" office:value-type="string">
            <text:p text:style-name="P42">3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6">Actor(s):</text:p>
          </table:table-cell>
          <table:table-cell table:style-name="Table1.B5" table:number-columns-spanned="3" office:value-type="string">
            <text:p text:style-name="P18">Administrator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4"><text:span text:style-name="T3">Goal</text:span>:</text:p>
          </table:table-cell>
          <table:table-cell table:style-name="Table1.B6" table:number-columns-spanned="3" office:value-type="string">
            <text:p text:style-name="P18">To add a new <text:span text:style-name="T36">elevated rights or registered user</text:span>.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14"><text:span text:style-name="T3">Summary</text:span>:</text:p>
          </table:table-cell>
          <table:table-cell table:style-name="Table1.B8" table:number-columns-spanned="3" office:value-type="string">
            <text:p text:style-name="P27">Administrator <text:span text:style-name="T36">adds</text:span> a new <text:span text:style-name="T24">account</text:span> <text:span text:style-name="T24">t</text:span>o the <text:span text:style-name="T24">pool of registered users or creates another elevated rights user account</text:span>.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14">Related use-cases:</text:p>
          </table:table-cell>
          <table:table-cell table:style-name="Table1.B8" table:number-columns-spanned="3" office:value-type="string">
            <text:p text:style-name="P18"><text:s text:c="2"/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14">Preconditions </text:p>
          </table:table-cell>
          <table:table-cell table:style-name="Table1.B9" table:number-columns-spanned="3" office:value-type="string">
            <text:p text:style-name="P18">1. Actor is logged on as administrator.</text:p>
            <text:p text:style-name="P18">2. <text:span text:style-name="T36">Account has not been created already</text:span>.</text:p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14">Trigger:</text:p>
          </table:table-cell>
          <table:table-cell table:style-name="Table1.B10" table:number-columns-spanned="3" office:value-type="string">
            <text:p text:style-name="P27">Administrator <text:span text:style-name="T21">initiates</text:span> the “<text:span text:style-name="T34">Create</text:span> <text:span text:style-name="T20">Account</text:span>” <text:span text:style-name="T21">process</text:span>.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14">Basic Flow:</text:p>
          </table:table-cell>
          <table:table-cell table:style-name="Table1.B11" table:number-columns-spanned="3" office:value-type="string">
            <text:p text:style-name="P28"><text:span text:style-name="T21">1</text:span>. Administrator selects the “<text:span text:style-name="T34">Create</text:span> Account” option <text:span text:style-name="T21">from the elevated menu</text:span>.</text:p>
            <text:p text:style-name="P28"><text:span text:style-name="T21">2</text:span>. System <text:span text:style-name="T24">prompts for the new entry's information.</text:span></text:p>
            <text:p text:style-name="P27"><text:span text:style-name="T21">3</text:span>. Administrator <text:span text:style-name="T24">inputs </text:span>information.</text:p>
            <text:p text:style-name="P27"><text:span text:style-name="T21">4</text:span>. Administrator commits to <text:span text:style-name="T24">creating the account</text:span>.</text:p>
            <text:p text:style-name="P27"><text:span text:style-name="T21">5</text:span>. System responds with the outcome of the operation.</text:p>
          </table:table-cell>
          <table:covered-table-cell/>
          <table:covered-table-cell/>
        </table:table-row>
        <text:soft-page-break/>
        <table:table-row table:style-name="Table1.12">
          <table:table-cell table:style-name="Table1.A12" office:value-type="string">
            <text:p text:style-name="P14">Post-Conditions:</text:p>
          </table:table-cell>
          <table:table-cell table:style-name="Table1.B12" table:number-columns-spanned="3" office:value-type="string">
            <text:p text:style-name="P48">Success:<text:span text:style-name="T6"> </text:span><text:span text:style-name="T9">New </text:span><text:span text:style-name="T13">system </text:span><text:span text:style-name="T9">u</text:span><text:span text:style-name="T7">ser</text:span><text:span text:style-name="T9">'s account is</text:span><text:span text:style-name="T7"> </text:span><text:span text:style-name="T9">created </text:span><text:span text:style-name="T7">successfully.</text:span></text:p>
            <text:p text:style-name="P49">Failure:<text:span text:style-name="T5"> </text:span><text:span text:style-name="T14"><text:s/></text:span><text:span text:style-name="T10">The system </text:span><text:span text:style-name="T11">fails to</text:span><text:span text:style-name="T10"> </text:span><text:span text:style-name="T11">process</text:span><text:span text:style-name="T10"> the task and displays an error message.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4">Minimum Guarantee:</text:p>
          </table:table-cell>
          <table:table-cell table:style-name="Table1.B13" table:number-columns-spanned="3" office:value-type="string">
            <text:p text:style-name="P22"><text:span text:style-name="T21">Accounts and information</text:span> of <text:span text:style-name="T21">all </text:span>preexisting users will not be affected.</text:p>
          </table:table-cell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4"><text:span text:style-name="T3">Risk Assessment</text:span>:</text:p>
          </table:table-cell>
          <table:table-cell table:style-name="Table1.B14" table:number-columns-spanned="3" office:value-type="string">
            <text:p text:style-name="P40">Low</text:p>
          </table:table-cell>
          <table:covered-table-cell/>
          <table:covered-table-cell/>
        </table:table-row>
        <table:table-row table:style-name="Table1.14">
          <table:table-cell table:style-name="Table1.A15" office:value-type="string">
            <text:p text:style-name="P14">Notes:</text:p>
          </table:table-cell>
          <table:table-cell table:style-name="Table1.B1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.14">
          <table:table-cell table:style-name="Table1.A16" office:value-type="string">
            <text:p text:style-name="P16">Author(s):</text:p>
          </table:table-cell>
          <table:table-cell table:style-name="Table1.B16" table:number-columns-spanned="3" office:value-type="string">
            <text:p text:style-name="P42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14">Name:</text:p>
          </table:table-cell>
          <table:table-cell table:style-name="Table2.B1" table:number-columns-spanned="3" office:value-type="string">
            <text:p text:style-name="P18">Delete <text:span text:style-name="T20">Account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>Identifier:</text:p>
          </table:table-cell>
          <table:table-cell table:style-name="Table2.B2" office:value-type="string">
            <text:p text:style-name="P55">UC</text:p>
          </table:table-cell>
          <table:table-cell table:style-name="Table2.A2" office:value-type="string">
            <text:p text:style-name="P56">Version:</text:p>
          </table:table-cell>
          <table:table-cell table:style-name="Table2.D2" office:value-type="string">
            <text:p text:style-name="P55">1.0</text:p>
          </table:table-cell>
        </table:table-row>
        <table:table-row>
          <table:table-cell table:style-name="Table2.A2" office:value-type="string">
            <text:p text:style-name="P16">Date Created:</text:p>
          </table:table-cell>
          <table:table-cell table:style-name="Table2.B3" office:value-type="string">
            <text:p text:style-name="P18">Feb 2, 2016</text:p>
          </table:table-cell>
          <table:table-cell table:style-name="Table2.A2" office:value-type="string">
            <text:p text:style-name="P21">Last Modified:</text:p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A4" office:value-type="string">
            <text:p text:style-name="P16">Importance:</text:p>
          </table:table-cell>
          <table:table-cell table:style-name="Table2.B4" table:number-columns-spanned="3" office:value-type="string">
            <text:p text:style-name="P42">3</text:p>
          </table:table-cell>
          <table:covered-table-cell/>
          <table:covered-table-cell/>
        </table:table-row>
        <table:table-row>
          <table:table-cell table:style-name="Table2.A5" office:value-type="string">
            <text:p text:style-name="P16">Actor(s):</text:p>
          </table:table-cell>
          <table:table-cell table:style-name="Table2.B5" table:number-columns-spanned="3" office:value-type="string">
            <text:p text:style-name="P18">Administrator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14"><text:span text:style-name="T3">Goal</text:span>:</text:p>
          </table:table-cell>
          <table:table-cell table:style-name="Table2.B6" table:number-columns-spanned="3" office:value-type="string">
            <text:p text:style-name="P18">To delete <text:span text:style-name="T37">the account of a system user</text:span>.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14"><text:span text:style-name="T3">Summary</text:span>:</text:p>
          </table:table-cell>
          <table:table-cell table:style-name="Table2.B8" table:number-columns-spanned="3" office:value-type="string">
            <text:p text:style-name="P32">Administrator delete<text:span text:style-name="T22">s</text:span> <text:span text:style-name="T37">an</text:span> account and all <text:span text:style-name="T37">the </text:span>information <text:span text:style-name="T37">related to it previously stored by </text:span>the system<text:span text:style-name="T33">.</text:span>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14">Related use-cases:</text:p>
          </table:table-cell>
          <table:table-cell table:style-name="Table2.B8" table:number-columns-spanned="3" office:value-type="string">
            <text:p text:style-name="P47">UC <text:span text:style-name="T26">“Manage Accounts”</text:span></text:p>
          </table:table-cell>
          <table:covered-table-cell/>
          <table:covered-table-cell/>
        </table:table-row>
        <table:table-row>
          <table:table-cell table:style-name="Table2.A9" office:value-type="string">
            <text:p text:style-name="P14">Preconditions </text:p>
          </table:table-cell>
          <table:table-cell table:style-name="Table2.B9" table:number-columns-spanned="3" office:value-type="string">
            <text:p text:style-name="P18">1. Actor is logged on as administrator.</text:p>
            <text:p text:style-name="P18">2. <text:span text:style-name="T30">System has accessed the menu of the account</text:span>.</text:p>
          </table:table-cell>
          <table:covered-table-cell/>
          <table:covered-table-cell/>
        </table:table-row>
        <table:table-row>
          <table:table-cell table:style-name="Table2.A10" office:value-type="string">
            <text:p text:style-name="P14">Trigger:</text:p>
          </table:table-cell>
          <table:table-cell table:style-name="Table2.B10" table:number-columns-spanned="3" office:value-type="string">
            <text:p text:style-name="P28">Administrator <text:span text:style-name="T24">initiates</text:span> the “Delete <text:span text:style-name="T22">Account</text:span>” <text:span text:style-name="T24">process</text:span>.</text:p>
          </table:table-cell>
          <table:covered-table-cell/>
          <table:covered-table-cell/>
        </table:table-row>
        <table:table-row>
          <table:table-cell table:style-name="Table2.A11" office:value-type="string">
            <text:p text:style-name="P14">Basic Flow:</text:p>
          </table:table-cell>
          <table:table-cell table:style-name="Table2.B11" table:number-columns-spanned="3" office:value-type="string">
            <text:p text:style-name="P29"><text:span text:style-name="T21">1</text:span>. Administrator selects the “<text:span text:style-name="T21">Delete </text:span>Account” option <text:span text:style-name="T21">from the menu</text:span>.</text:p>
            <text:p text:style-name="P33">2. <text:span text:style-name="T21">System prompts for confirmation.</text:span></text:p>
            <text:p text:style-name="P34"><text:span text:style-name="T34">3</text:span>. Administrator commits to deleting the account.</text:p>
            <text:p text:style-name="P34"><text:span text:style-name="T34">4</text:span>. System responds with the outcome of the operation.</text:p>
          </table:table-cell>
          <table:covered-table-cell/>
          <table:covered-table-cell/>
        </table:table-row>
        <table:table-row>
          <table:table-cell table:style-name="Table2.A12" office:value-type="string">
            <text:p text:style-name="P14">Post-Conditions:</text:p>
          </table:table-cell>
          <table:table-cell table:style-name="Table2.B12" table:number-columns-spanned="3" office:value-type="string">
            <text:p text:style-name="P48">Success:<text:span text:style-name="T6"> </text:span><text:span text:style-name="T8">Selected user's account and information have been removed successfully </text:span><text:span text:style-name="T12">by</text:span><text:span text:style-name="T8"> the system.</text:span></text:p>
            <text:p text:style-name="P49">Failure:<text:span text:style-name="T6"> </text:span><text:span text:style-name="T10">The system </text:span><text:span text:style-name="T11">fails to</text:span><text:span text:style-name="T10"> </text:span><text:span text:style-name="T11">process</text:span><text:span text:style-name="T10"> the task and displays an error message.</text:span></text:p>
          </table:table-cell>
          <table:covered-table-cell/>
          <table:covered-table-cell/>
        </table:table-row>
        <table:table-row>
          <table:table-cell table:style-name="Table2.A13" office:value-type="string">
            <text:p text:style-name="P14">Minimum Guarantee:</text:p>
          </table:table-cell>
          <table:table-cell table:style-name="Table2.B13" table:number-columns-spanned="3" office:value-type="string">
            <text:p text:style-name="P23"><text:span text:style-name="T30">Accounts and information</text:span> of <text:span text:style-name="T21">all other </text:span>preexisting users will not be affected.</text:p>
          </table:table-cell>
          <table:covered-table-cell/>
          <table:covered-table-cell/>
        </table:table-row>
        <table:table-row table:style-name="Table2.14">
          <table:table-cell table:style-name="Table2.A14" office:value-type="string">
            <text:p text:style-name="P14"><text:span text:style-name="T3">Risk Assessment</text:span>:</text:p>
          </table:table-cell>
          <table:table-cell table:style-name="Table2.B14" table:number-columns-spanned="3" office:value-type="string">
            <text:p text:style-name="P40">Low</text:p>
          </table:table-cell>
          <table:covered-table-cell/>
          <table:covered-table-cell/>
        </table:table-row>
        <table:table-row table:style-name="Table2.14">
          <table:table-cell table:style-name="Table2.A15" office:value-type="string">
            <text:p text:style-name="P14">Notes:</text:p>
          </table:table-cell>
          <table:table-cell table:style-name="Table2.B1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2.14">
          <table:table-cell table:style-name="Table2.A16" office:value-type="string">
            <text:p text:style-name="P16">Author(s):</text:p>
          </table:table-cell>
          <table:table-cell table:style-name="Table2.B16" table:number-columns-spanned="3" office:value-type="string">
            <text:p text:style-name="P42">Adil Hssaini</text:p>
          </table:table-cell>
          <table:covered-table-cell/>
          <table:covered-table-cell/>
        </table:table-row>
      </table:table>
      <text:p text:style-name="P60"/>
      <table:table table:name="Table4" table:style-name="Table4">
        <table:table-column table:style-name="Table4.A"/>
        <table:table-column table:style-name="Table4.B" table:number-columns-repeated="3"/>
        <text:soft-page-break/>
        <table:table-row>
          <table:table-cell table:style-name="Table4.A1" office:value-type="string">
            <text:p text:style-name="P15">Name:</text:p>
          </table:table-cell>
          <table:table-cell table:style-name="Table4.B1" table:number-columns-spanned="3" office:value-type="string">
            <text:p text:style-name="P24">Add <text:span text:style-name="T34">C</text:span>ourse to <text:span text:style-name="T34">P</text:span>rogram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5">Identifier:</text:p>
          </table:table-cell>
          <table:table-cell table:style-name="Table4.B2" office:value-type="string">
            <text:p text:style-name="P57">UC</text:p>
          </table:table-cell>
          <table:table-cell table:style-name="Table4.A2" office:value-type="string">
            <text:p text:style-name="P59">Version:</text:p>
          </table:table-cell>
          <table:table-cell table:style-name="Table4.D2" office:value-type="string">
            <text:p text:style-name="P57">1.0</text:p>
          </table:table-cell>
        </table:table-row>
        <table:table-row>
          <table:table-cell table:style-name="Table4.A2" office:value-type="string">
            <text:p text:style-name="P17">Date Created:</text:p>
          </table:table-cell>
          <table:table-cell table:style-name="Table4.B3" office:value-type="string">
            <text:p text:style-name="P24">Feb 2, 2016</text:p>
          </table:table-cell>
          <table:table-cell table:style-name="Table4.A2" office:value-type="string">
            <text:p text:style-name="P26">Last Modified:</text:p>
          </table:table-cell>
          <table:table-cell table:style-name="Table4.D3" office:value-type="string">
            <text:p text:style-name="P26"/>
          </table:table-cell>
        </table:table-row>
        <table:table-row>
          <table:table-cell table:style-name="Table4.A4" office:value-type="string">
            <text:p text:style-name="P17">Importance:</text:p>
          </table:table-cell>
          <table:table-cell table:style-name="Table4.B4" table:number-columns-spanned="3" office:value-type="string">
            <text:p text:style-name="P35">5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17">Actor(s):</text:p>
          </table:table-cell>
          <table:table-cell table:style-name="Table4.B5" table:number-columns-spanned="3" office:value-type="string">
            <text:p text:style-name="P35">Administrator</text:p>
          </table:table-cell>
          <table:covered-table-cell/>
          <table:covered-table-cell/>
        </table:table-row>
        <table:table-row>
          <table:table-cell table:style-name="Table4.A6" office:value-type="string">
            <text:p text:style-name="P15"><text:span text:style-name="T3">Goal</text:span>:</text:p>
          </table:table-cell>
          <table:table-cell table:style-name="Table4.B6" table:number-columns-spanned="3" office:value-type="string">
            <text:p text:style-name="P35">To add a new course <text:span text:style-name="T24">to a specific program.</text:span></text:p>
          </table:table-cell>
          <table:covered-table-cell/>
          <table:covered-table-cell/>
        </table:table-row>
        <table:table-row>
          <table:table-cell table:style-name="Table4.A8" office:value-type="string">
            <text:p text:style-name="P15"><text:span text:style-name="T3">Summary</text:span>:</text:p>
          </table:table-cell>
          <table:table-cell table:style-name="Table4.B8" table:number-columns-spanned="3" office:value-type="string">
            <text:p text:style-name="P38">The Administrator updates the list of required courses for a specific program by adding a new course. </text:p>
          </table:table-cell>
          <table:covered-table-cell/>
          <table:covered-table-cell/>
        </table:table-row>
        <table:table-row>
          <table:table-cell table:style-name="Table4.A8" office:value-type="string">
            <text:p text:style-name="P15">Related use-cases:</text:p>
          </table:table-cell>
          <table:table-cell table:style-name="Table4.B8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4.A9" office:value-type="string">
            <text:p text:style-name="P15">Preconditions </text:p>
          </table:table-cell>
          <table:table-cell table:style-name="Table4.B9" table:number-columns-spanned="3" office:value-type="string">
            <text:p text:style-name="P20">1. Actor is logged on as administrator.</text:p>
            <text:p text:style-name="P44">2. <text:span text:style-name="T34">System has accessed the program menu.</text:span></text:p>
            <text:p text:style-name="P38"><text:span text:style-name="T32">3</text:span>. The course is not part of the program sequence stored by the system.</text:p>
          </table:table-cell>
          <table:covered-table-cell/>
          <table:covered-table-cell/>
        </table:table-row>
        <table:table-row>
          <table:table-cell table:style-name="Table4.A10" office:value-type="string">
            <text:p text:style-name="P15">Trigger:</text:p>
          </table:table-cell>
          <table:table-cell table:style-name="Table4.B10" table:number-columns-spanned="3" office:value-type="string">
            <text:p text:style-name="P30">Administrator <text:span text:style-name="T24">initiates</text:span> the “<text:span text:style-name="T24">Add Course to Program</text:span>” <text:span text:style-name="T24">process</text:span>.</text:p>
          </table:table-cell>
          <table:covered-table-cell/>
          <table:covered-table-cell/>
        </table:table-row>
        <table:table-row>
          <table:table-cell table:style-name="Table4.A11" office:value-type="string">
            <text:p text:style-name="P15">Basic Flow:</text:p>
          </table:table-cell>
          <table:table-cell table:style-name="Table4.B11" table:number-columns-spanned="3" office:value-type="string">
            <text:p text:style-name="P38">1. Administrator selects “Add <text:span text:style-name="T34">C</text:span>ourse to <text:span text:style-name="T34">P</text:span>rogram” from the elevated menu.</text:p>
            <text:p text:style-name="P38">2. System prompts for information about course.</text:p>
            <text:p text:style-name="P38">3. Administrator inputs information.</text:p>
            <text:p text:style-name="P38">4. Administrator commits to adding the course.</text:p>
            <text:p text:style-name="P38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4.A12" office:value-type="string">
            <text:p text:style-name="P15">Post-Conditions:</text:p>
          </table:table-cell>
          <table:table-cell table:style-name="Table4.B12" table:number-columns-spanned="3" office:value-type="string">
            <text:p text:style-name="P50">Success:<text:span text:style-name="T6"> Course is added successfully to the program listing.</text:span></text:p>
            <text:p text:style-name="P53">Failure:<text:span text:style-name="T6"> The system </text:span><text:span text:style-name="T11">fails to</text:span><text:span text:style-name="T6"> </text:span><text:span text:style-name="T11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4.A13" office:value-type="string">
            <text:p text:style-name="P15">Minimum Guarantee:</text:p>
          </table:table-cell>
          <table:table-cell table:style-name="Table4.B13" table:number-columns-spanned="3" office:value-type="string">
            <text:p text:style-name="P38"><text:span text:style-name="T30">L</text:span>ist of courses <text:span text:style-name="T30">in</text:span> the program <text:span text:style-name="T30">stored by the system </text:span>will not be affected. </text:p>
          </table:table-cell>
          <table:covered-table-cell/>
          <table:covered-table-cell/>
        </table:table-row>
        <table:table-row table:style-name="Table4.14">
          <table:table-cell table:style-name="Table4.A14" office:value-type="string">
            <text:p text:style-name="P15"><text:span text:style-name="T3">Risk</text:span>:</text:p>
          </table:table-cell>
          <table:table-cell table:style-name="Table4.B14" table:number-columns-spanned="3" office:value-type="string">
            <text:p text:style-name="P38">Low</text:p>
          </table:table-cell>
          <table:covered-table-cell/>
          <table:covered-table-cell/>
        </table:table-row>
        <table:table-row table:style-name="Table4.14">
          <table:table-cell table:style-name="Table4.A15" office:value-type="string">
            <text:p text:style-name="P15">Notes:</text:p>
          </table:table-cell>
          <table:table-cell table:style-name="Table4.B15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4.14">
          <table:table-cell table:style-name="Table4.A16" office:value-type="string">
            <text:p text:style-name="P17">Author(s):</text:p>
          </table:table-cell>
          <table:table-cell table:style-name="Table4.B16" table:number-columns-spanned="3" office:value-type="string">
            <text:p text:style-name="P43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4">Name:</text:p>
          </table:table-cell>
          <table:table-cell table:style-name="Table5.B1" table:number-columns-spanned="3" office:value-type="string">
            <text:p text:style-name="P25">Edit <text:span text:style-name="T24">C</text:span>ours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4">Identifier:</text:p>
          </table:table-cell>
          <table:table-cell table:style-name="Table5.B2" office:value-type="string">
            <text:p text:style-name="P58">UC</text:p>
          </table:table-cell>
          <table:table-cell table:style-name="Table5.A2" office:value-type="string">
            <text:p text:style-name="P56">Version:</text:p>
          </table:table-cell>
          <table:table-cell table:style-name="Table5.D2" office:value-type="string">
            <text:p text:style-name="P58">1.0</text:p>
          </table:table-cell>
        </table:table-row>
        <table:table-row>
          <table:table-cell table:style-name="Table5.A2" office:value-type="string">
            <text:p text:style-name="P16">Date Created:</text:p>
          </table:table-cell>
          <table:table-cell table:style-name="Table5.B3" office:value-type="string">
            <text:p text:style-name="P25">Feb 2, 2016</text:p>
          </table:table-cell>
          <table:table-cell table:style-name="Table5.A2" office:value-type="string">
            <text:p text:style-name="P21">Last Modified:</text:p>
          </table:table-cell>
          <table:table-cell table:style-name="Table5.D3" office:value-type="string">
            <text:p text:style-name="P21"/>
          </table:table-cell>
        </table:table-row>
        <text:soft-page-break/>
        <table:table-row>
          <table:table-cell table:style-name="Table5.A4" office:value-type="string">
            <text:p text:style-name="P16">Importance:</text:p>
          </table:table-cell>
          <table:table-cell table:style-name="Table5.B4" table:number-columns-spanned="3" office:value-type="string">
            <text:p text:style-name="P40">5</text:p>
          </table:table-cell>
          <table:covered-table-cell/>
          <table:covered-table-cell/>
        </table:table-row>
        <table:table-row>
          <table:table-cell table:style-name="Table5.A5" office:value-type="string">
            <text:p text:style-name="P16">Actor(s):</text:p>
          </table:table-cell>
          <table:table-cell table:style-name="Table5.B5" table:number-columns-spanned="3" office:value-type="string">
            <text:p text:style-name="P36">Administrator</text:p>
          </table:table-cell>
          <table:covered-table-cell/>
          <table:covered-table-cell/>
        </table:table-row>
        <table:table-row>
          <table:table-cell table:style-name="Table5.A6" office:value-type="string">
            <text:p text:style-name="P14"><text:span text:style-name="T3">Goal</text:span>:</text:p>
          </table:table-cell>
          <table:table-cell table:style-name="Table5.B6" table:number-columns-spanned="3" office:value-type="string">
            <text:p text:style-name="P36">To <text:span text:style-name="T24">edit</text:span> <text:span text:style-name="T24">a </text:span>course<text:span text:style-name="T24">'s</text:span> <text:span text:style-name="T24">description or information.</text:span></text:p>
          </table:table-cell>
          <table:covered-table-cell/>
          <table:covered-table-cell/>
        </table:table-row>
        <table:table-row>
          <table:table-cell table:style-name="Table5.A8" office:value-type="string">
            <text:p text:style-name="P14"><text:span text:style-name="T3">Summary</text:span>:</text:p>
          </table:table-cell>
          <table:table-cell table:style-name="Table5.B8" table:number-columns-spanned="3" office:value-type="string">
            <text:p text:style-name="P40">The administrator modifies the existing description or details of a course.</text:p>
          </table:table-cell>
          <table:covered-table-cell/>
          <table:covered-table-cell/>
        </table:table-row>
        <table:table-row>
          <table:table-cell table:style-name="Table5.A8" office:value-type="string">
            <text:p text:style-name="P14">Related use-cases:</text:p>
          </table:table-cell>
          <table:table-cell table:style-name="Table5.B8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4">Preconditions </text:p>
          </table:table-cell>
          <table:table-cell table:style-name="Table5.B9" table:number-columns-spanned="3" office:value-type="string">
            <text:p text:style-name="P20">1. Actor is logged on as administrator.</text:p>
            <text:p text:style-name="P45">2. <text:span text:style-name="T34">System has accessed the course menu.</text:span></text:p>
          </table:table-cell>
          <table:covered-table-cell/>
          <table:covered-table-cell/>
        </table:table-row>
        <table:table-row>
          <table:table-cell table:style-name="Table5.A10" office:value-type="string">
            <text:p text:style-name="P14">Trigger:</text:p>
          </table:table-cell>
          <table:table-cell table:style-name="Table5.B10" table:number-columns-spanned="3" office:value-type="string">
            <text:p text:style-name="P30">Administrator <text:span text:style-name="T24">initiates</text:span> the “<text:span text:style-name="T24">Edit Course</text:span>” <text:span text:style-name="T24">process</text:span>.</text:p>
          </table:table-cell>
          <table:covered-table-cell/>
          <table:covered-table-cell/>
        </table:table-row>
        <table:table-row>
          <table:table-cell table:style-name="Table5.A11" office:value-type="string">
            <text:p text:style-name="P14">Basic Flow:</text:p>
          </table:table-cell>
          <table:table-cell table:style-name="Table5.B11" table:number-columns-spanned="3" office:value-type="string">
            <text:p text:style-name="P38">1. Administrator selects “Edit Course” from the menu.</text:p>
            <text:p text:style-name="P38">2. System prompts for <text:span text:style-name="T35">new</text:span> information.</text:p>
            <text:p text:style-name="P38">3. Administrator inputs information.</text:p>
            <text:p text:style-name="P38">4. Administrator commits to Editing the course.</text:p>
            <text:p text:style-name="P38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5.A12" office:value-type="string">
            <text:p text:style-name="P14">Post-Conditions:</text:p>
          </table:table-cell>
          <table:table-cell table:style-name="Table5.B12" table:number-columns-spanned="3" office:value-type="string">
            <text:p text:style-name="P50">Success:<text:span text:style-name="T6"> Course is edited successfully.</text:span></text:p>
            <text:p text:style-name="P52">Failure:<text:span text:style-name="T6"> The system </text:span><text:span text:style-name="T11">fails to</text:span><text:span text:style-name="T6"> </text:span><text:span text:style-name="T11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5.A13" office:value-type="string">
            <text:p text:style-name="P14">Minimum Guarantee:</text:p>
          </table:table-cell>
          <table:table-cell table:style-name="Table5.B13" table:number-columns-spanned="3" office:value-type="string">
            <text:p text:style-name="P39"><text:span text:style-name="T25">All other courses present in the</text:span> list of courses required for the program will not be affected.</text:p>
          </table:table-cell>
          <table:covered-table-cell/>
          <table:covered-table-cell/>
        </table:table-row>
        <table:table-row table:style-name="Table5.14">
          <table:table-cell table:style-name="Table5.A14" office:value-type="string">
            <text:p text:style-name="P14"><text:span text:style-name="T3">Risk</text:span>:</text:p>
          </table:table-cell>
          <table:table-cell table:style-name="Table5.B14" table:number-columns-spanned="3" office:value-type="string">
            <text:p text:style-name="P42">Low</text:p>
          </table:table-cell>
          <table:covered-table-cell/>
          <table:covered-table-cell/>
        </table:table-row>
        <table:table-row table:style-name="Table5.14">
          <table:table-cell table:style-name="Table5.A15" office:value-type="string">
            <text:p text:style-name="P14">Notes:</text:p>
          </table:table-cell>
          <table:table-cell table:style-name="Table5.B1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5.14">
          <table:table-cell table:style-name="Table5.A16" office:value-type="string">
            <text:p text:style-name="P16">Author(s):</text:p>
          </table:table-cell>
          <table:table-cell table:style-name="Table5.B16" table:number-columns-spanned="3" office:value-type="string">
            <text:p text:style-name="P42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14">Name:</text:p>
          </table:table-cell>
          <table:table-cell table:style-name="Table6.B1" table:number-columns-spanned="3" office:value-type="string">
            <text:p text:style-name="P25">Delete Course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4">Identifier:</text:p>
          </table:table-cell>
          <table:table-cell table:style-name="Table6.B2" office:value-type="string">
            <text:p text:style-name="P58">UC</text:p>
          </table:table-cell>
          <table:table-cell table:style-name="Table6.A2" office:value-type="string">
            <text:p text:style-name="P56">Version:</text:p>
          </table:table-cell>
          <table:table-cell table:style-name="Table6.D2" office:value-type="string">
            <text:p text:style-name="P58">1.0</text:p>
          </table:table-cell>
        </table:table-row>
        <table:table-row>
          <table:table-cell table:style-name="Table6.A2" office:value-type="string">
            <text:p text:style-name="P16">Date Created:</text:p>
          </table:table-cell>
          <table:table-cell table:style-name="Table6.B3" office:value-type="string">
            <text:p text:style-name="P25">Feb 2, 2016</text:p>
          </table:table-cell>
          <table:table-cell table:style-name="Table6.A2" office:value-type="string">
            <text:p text:style-name="P21">Last Modified:</text:p>
          </table:table-cell>
          <table:table-cell table:style-name="Table6.D3" office:value-type="string">
            <text:p text:style-name="P21"/>
          </table:table-cell>
        </table:table-row>
        <table:table-row>
          <table:table-cell table:style-name="Table6.A4" office:value-type="string">
            <text:p text:style-name="P16">Importance:</text:p>
          </table:table-cell>
          <table:table-cell table:style-name="Table6.B4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6.A5" office:value-type="string">
            <text:p text:style-name="P16">Actor(s):</text:p>
          </table:table-cell>
          <table:table-cell table:style-name="Table6.B5" table:number-columns-spanned="3" office:value-type="string">
            <text:p text:style-name="P37">Administrator</text:p>
          </table:table-cell>
          <table:covered-table-cell/>
          <table:covered-table-cell/>
        </table:table-row>
        <table:table-row>
          <table:table-cell table:style-name="Table6.A6" office:value-type="string">
            <text:p text:style-name="P14"><text:span text:style-name="T3">Goal</text:span>:</text:p>
          </table:table-cell>
          <table:table-cell table:style-name="Table6.B6" table:number-columns-spanned="3" office:value-type="string">
            <text:p text:style-name="P37">To <text:span text:style-name="T25">remove</text:span> a course <text:span text:style-name="T25">from a program listing.</text:span></text:p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14"><text:span text:style-name="T3">Summary</text:span>:</text:p>
          </table:table-cell>
          <table:table-cell table:style-name="Table6.B8" table:number-columns-spanned="3" office:value-type="string">
            <text:p text:style-name="P39">The Administrator <text:span text:style-name="T25">deletes a course from</text:span> the list of required courses for a specific <text:soft-page-break/>program. </text:p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14">Related use-cases:</text:p>
          </table:table-cell>
          <table:table-cell table:style-name="Table6.B8" table:number-columns-spanned="3" office:value-type="string">
            <text:p text:style-name="P42">UC “<text:span text:style-name="T26">Delete Section”</text:span></text:p>
          </table:table-cell>
          <table:covered-table-cell/>
          <table:covered-table-cell/>
        </table:table-row>
        <table:table-row>
          <table:table-cell table:style-name="Table6.A9" office:value-type="string">
            <text:p text:style-name="P14">Preconditions </text:p>
          </table:table-cell>
          <table:table-cell table:style-name="Table6.B9" table:number-columns-spanned="3" office:value-type="string">
            <text:p text:style-name="P19">1. Actor is logged on as administrator.</text:p>
            <text:p text:style-name="P45">2. <text:span text:style-name="T34">System has accessed the course menu.</text:span></text:p>
          </table:table-cell>
          <table:covered-table-cell/>
          <table:covered-table-cell/>
        </table:table-row>
        <table:table-row>
          <table:table-cell table:style-name="Table6.A10" office:value-type="string">
            <text:p text:style-name="P14">Trigger:</text:p>
          </table:table-cell>
          <table:table-cell table:style-name="Table6.B10" table:number-columns-spanned="3" office:value-type="string">
            <text:p text:style-name="P31">Administrator <text:span text:style-name="T24">initiates</text:span> the “<text:span text:style-name="T25">Delete Course</text:span>” <text:span text:style-name="T24">process</text:span>.</text:p>
          </table:table-cell>
          <table:covered-table-cell/>
          <table:covered-table-cell/>
        </table:table-row>
        <table:table-row>
          <table:table-cell table:style-name="Table6.A11" office:value-type="string">
            <text:p text:style-name="P14">Basic Flow:</text:p>
          </table:table-cell>
          <table:table-cell table:style-name="Table6.B11" table:number-columns-spanned="3" office:value-type="string">
            <text:p text:style-name="P39">1. Administrator selects “<text:span text:style-name="T25">Delete</text:span> Course” from the menu.</text:p>
            <text:p text:style-name="P39">2. System prompts for <text:span text:style-name="T35">confirmation.</text:span></text:p>
            <text:p text:style-name="P39"><text:span text:style-name="T35">3</text:span>. Administrator commits to <text:span text:style-name="T25">deleting</text:span> the course.</text:p>
            <text:p text:style-name="P39"><text:span text:style-name="T35">4</text:span>. System responds with the outcome of the operation. </text:p>
          </table:table-cell>
          <table:covered-table-cell/>
          <table:covered-table-cell/>
        </table:table-row>
        <table:table-row>
          <table:table-cell table:style-name="Table6.A12" office:value-type="string">
            <text:p text:style-name="P14">Post-Conditions:</text:p>
          </table:table-cell>
          <table:table-cell table:style-name="Table6.B12" table:number-columns-spanned="3" office:value-type="string">
            <text:p text:style-name="P51">Success:<text:span text:style-name="T6"> Course is </text:span><text:span text:style-name="T11">dele</text:span><text:span text:style-name="T6">ted successfully.</text:span></text:p>
            <text:p text:style-name="P53">Failure:<text:span text:style-name="T6"> The system </text:span><text:span text:style-name="T11">fails to</text:span><text:span text:style-name="T6"> </text:span><text:span text:style-name="T11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6.A13" office:value-type="string">
            <text:p text:style-name="P14">Minimum Guarantee:</text:p>
          </table:table-cell>
          <table:table-cell table:style-name="Table6.B13" table:number-columns-spanned="3" office:value-type="string">
            <text:p text:style-name="P39"><text:span text:style-name="T25">All other courses present in the</text:span> list of courses required for the program will not be affected.</text:p>
          </table:table-cell>
          <table:covered-table-cell/>
          <table:covered-table-cell/>
        </table:table-row>
        <table:table-row table:style-name="Table6.14">
          <table:table-cell table:style-name="Table6.A14" office:value-type="string">
            <text:p text:style-name="P14"><text:span text:style-name="T3">Risk</text:span>:</text:p>
          </table:table-cell>
          <table:table-cell table:style-name="Table6.B14" table:number-columns-spanned="3" office:value-type="string">
            <text:p text:style-name="P42">Low</text:p>
          </table:table-cell>
          <table:covered-table-cell/>
          <table:covered-table-cell/>
        </table:table-row>
        <table:table-row table:style-name="Table6.14">
          <table:table-cell table:style-name="Table6.A15" office:value-type="string">
            <text:p text:style-name="P14">Notes:</text:p>
          </table:table-cell>
          <table:table-cell table:style-name="Table6.B1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6.14">
          <table:table-cell table:style-name="Table6.A16" office:value-type="string">
            <text:p text:style-name="P16">Author(s):</text:p>
          </table:table-cell>
          <table:table-cell table:style-name="Table6.B16" table:number-columns-spanned="3" office:value-type="string">
            <text:p text:style-name="P42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4">Name:</text:p>
          </table:table-cell>
          <table:table-cell table:style-name="Table7.B1" table:number-columns-spanned="3" office:value-type="string">
            <text:p text:style-name="P25">Add Sectio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4">Identifier:</text:p>
          </table:table-cell>
          <table:table-cell table:style-name="Table7.B2" office:value-type="string">
            <text:p text:style-name="P58">UC</text:p>
          </table:table-cell>
          <table:table-cell table:style-name="Table7.A2" office:value-type="string">
            <text:p text:style-name="P56">Version:</text:p>
          </table:table-cell>
          <table:table-cell table:style-name="Table7.D2" office:value-type="string">
            <text:p text:style-name="P58">1.0</text:p>
          </table:table-cell>
        </table:table-row>
        <table:table-row>
          <table:table-cell table:style-name="Table7.A2" office:value-type="string">
            <text:p text:style-name="P16">Date Created:</text:p>
          </table:table-cell>
          <table:table-cell table:style-name="Table7.B3" office:value-type="string">
            <text:p text:style-name="P25">Feb 2, 2016</text:p>
          </table:table-cell>
          <table:table-cell table:style-name="Table7.A2" office:value-type="string">
            <text:p text:style-name="P21">Last Modified:</text:p>
          </table:table-cell>
          <table:table-cell table:style-name="Table7.D3" office:value-type="string">
            <text:p text:style-name="P21"/>
          </table:table-cell>
        </table:table-row>
        <table:table-row>
          <table:table-cell table:style-name="Table7.A4" office:value-type="string">
            <text:p text:style-name="P16">Importance:</text:p>
          </table:table-cell>
          <table:table-cell table:style-name="Table7.B4" table:number-columns-spanned="3" office:value-type="string">
            <text:p text:style-name="P42">5</text:p>
          </table:table-cell>
          <table:covered-table-cell/>
          <table:covered-table-cell/>
        </table:table-row>
        <table:table-row>
          <table:table-cell table:style-name="Table7.A5" office:value-type="string">
            <text:p text:style-name="P16">Actor(s):</text:p>
          </table:table-cell>
          <table:table-cell table:style-name="Table7.B5" table:number-columns-spanned="3" office:value-type="string">
            <text:p text:style-name="P42">Administrator</text:p>
          </table:table-cell>
          <table:covered-table-cell/>
          <table:covered-table-cell/>
        </table:table-row>
        <table:table-row>
          <table:table-cell table:style-name="Table7.A6" office:value-type="string">
            <text:p text:style-name="P14"><text:span text:style-name="T3">Goal</text:span>:</text:p>
          </table:table-cell>
          <table:table-cell table:style-name="Table7.B6" table:number-columns-spanned="3" office:value-type="string">
            <text:p text:style-name="P42">To add a course section.</text:p>
          </table:table-cell>
          <table:covered-table-cell/>
          <table:covered-table-cell/>
        </table:table-row>
        <table:table-row>
          <table:table-cell table:style-name="Table7.A8" office:value-type="string">
            <text:p text:style-name="P14"><text:span text:style-name="T3">Summary</text:span>:</text:p>
          </table:table-cell>
          <table:table-cell table:style-name="Table7.B8" table:number-columns-spanned="3" office:value-type="string">
            <text:p text:style-name="P42">The administrator adds a section to a course in the list of required courses for a program.</text:p>
          </table:table-cell>
          <table:covered-table-cell/>
          <table:covered-table-cell/>
        </table:table-row>
        <table:table-row>
          <table:table-cell table:style-name="Table7.A8" office:value-type="string">
            <text:p text:style-name="P14">Related use-cases:</text:p>
          </table:table-cell>
          <table:table-cell table:style-name="Table7.B8" table:number-columns-spanned="3" office:value-type="string">
            <text:p text:style-name="P54"><text:span text:style-name="T15">UC - </text:span>Add Course</text:p>
          </table:table-cell>
          <table:covered-table-cell/>
          <table:covered-table-cell/>
        </table:table-row>
        <table:table-row>
          <table:table-cell table:style-name="Table7.A9" office:value-type="string">
            <text:p text:style-name="P14">Preconditions </text:p>
          </table:table-cell>
          <table:table-cell table:style-name="Table7.B9" table:number-columns-spanned="3" office:value-type="string">
            <text:p text:style-name="P19">1. Actor is logged on as administrator.</text:p>
            <text:p text:style-name="P46">2. <text:span text:style-name="T34">System has accessed the course menu.</text:span></text:p>
          </table:table-cell>
          <table:covered-table-cell/>
          <table:covered-table-cell/>
        </table:table-row>
        <text:soft-page-break/>
        <table:table-row>
          <table:table-cell table:style-name="Table7.A10" office:value-type="string">
            <text:p text:style-name="P14">Trigger:</text:p>
          </table:table-cell>
          <table:table-cell table:style-name="Table7.B10" table:number-columns-spanned="3" office:value-type="string">
            <text:p text:style-name="P31">Administrator <text:span text:style-name="T24">initiates</text:span> the “<text:span text:style-name="T25">Add Section</text:span>” <text:span text:style-name="T24">process</text:span>.</text:p>
          </table:table-cell>
          <table:covered-table-cell/>
          <table:covered-table-cell/>
        </table:table-row>
        <table:table-row>
          <table:table-cell table:style-name="Table7.A11" office:value-type="string">
            <text:p text:style-name="P14">Basic Flow:</text:p>
          </table:table-cell>
          <table:table-cell table:style-name="Table7.B11" table:number-columns-spanned="3" office:value-type="string">
            <text:p text:style-name="P39">1. Administrator selects “<text:span text:style-name="T25">Add Section</text:span>” from menu.</text:p>
            <text:p text:style-name="P39">2. System prompts for <text:span text:style-name="T35">section details.</text:span></text:p>
            <text:p text:style-name="P39">3. Administrator inputs information.</text:p>
            <text:p text:style-name="P39">4. Administrator commits to <text:span text:style-name="T25">adding</text:span> the <text:span text:style-name="T25">section</text:span>.</text:p>
            <text:p text:style-name="P39">5. System responds with the outcome of the operation</text:p>
          </table:table-cell>
          <table:covered-table-cell/>
          <table:covered-table-cell/>
        </table:table-row>
        <table:table-row>
          <table:table-cell table:style-name="Table7.A12" office:value-type="string">
            <text:p text:style-name="P14">Post-Conditions:</text:p>
          </table:table-cell>
          <table:table-cell table:style-name="Table7.B12" table:number-columns-spanned="3" office:value-type="string">
            <text:p text:style-name="P51">Success:<text:span text:style-name="T6"> </text:span><text:span text:style-name="T11">Section</text:span><text:span text:style-name="T6"> is </text:span><text:span text:style-name="T11">created</text:span><text:span text:style-name="T6"> successfully.</text:span></text:p>
            <text:p text:style-name="P53">Failure:<text:span text:style-name="T6"> The system </text:span><text:span text:style-name="T11">fails to</text:span><text:span text:style-name="T6"> </text:span><text:span text:style-name="T11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7.A13" office:value-type="string">
            <text:p text:style-name="P14">Minimum Guarantee:</text:p>
          </table:table-cell>
          <table:table-cell table:style-name="Table7.B13" table:number-columns-spanned="3" office:value-type="string">
            <text:p text:style-name="P39"><text:span text:style-name="T25">All courses and sections previously stored by the system</text:span> will not be affected.</text:p>
          </table:table-cell>
          <table:covered-table-cell/>
          <table:covered-table-cell/>
        </table:table-row>
        <table:table-row table:style-name="Table7.14">
          <table:table-cell table:style-name="Table7.A14" office:value-type="string">
            <text:p text:style-name="P14"><text:span text:style-name="T3">Risk</text:span>:</text:p>
          </table:table-cell>
          <table:table-cell table:style-name="Table7.B14" table:number-columns-spanned="3" office:value-type="string">
            <text:p text:style-name="P42">Low</text:p>
          </table:table-cell>
          <table:covered-table-cell/>
          <table:covered-table-cell/>
        </table:table-row>
        <table:table-row table:style-name="Table7.14">
          <table:table-cell table:style-name="Table7.A15" office:value-type="string">
            <text:p text:style-name="P14">Notes:</text:p>
          </table:table-cell>
          <table:table-cell table:style-name="Table7.B1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7.14">
          <table:table-cell table:style-name="Table7.A16" office:value-type="string">
            <text:p text:style-name="P16">Author(s):</text:p>
          </table:table-cell>
          <table:table-cell table:style-name="Table7.B16" table:number-columns-spanned="3" office:value-type="string">
            <text:p text:style-name="P42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14">Name:</text:p>
          </table:table-cell>
          <table:table-cell table:style-name="Table8.B1" table:number-columns-spanned="3" office:value-type="string">
            <text:p text:style-name="P25">Edit Section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4">Identifier:</text:p>
          </table:table-cell>
          <table:table-cell table:style-name="Table8.B2" office:value-type="string">
            <text:p text:style-name="P58">UC</text:p>
          </table:table-cell>
          <table:table-cell table:style-name="Table8.A2" office:value-type="string">
            <text:p text:style-name="P56">Version:</text:p>
          </table:table-cell>
          <table:table-cell table:style-name="Table8.D2" office:value-type="string">
            <text:p text:style-name="P58">1.0</text:p>
          </table:table-cell>
        </table:table-row>
        <table:table-row>
          <table:table-cell table:style-name="Table8.A2" office:value-type="string">
            <text:p text:style-name="P16">Date Created:</text:p>
          </table:table-cell>
          <table:table-cell table:style-name="Table8.B3" office:value-type="string">
            <text:p text:style-name="P25">Feb 2, 2016</text:p>
          </table:table-cell>
          <table:table-cell table:style-name="Table8.A2" office:value-type="string">
            <text:p text:style-name="P21">Last Modified:</text:p>
          </table:table-cell>
          <table:table-cell table:style-name="Table8.D3" office:value-type="string">
            <text:p text:style-name="P21"/>
          </table:table-cell>
        </table:table-row>
        <table:table-row>
          <table:table-cell table:style-name="Table8.A4" office:value-type="string">
            <text:p text:style-name="P16">Importance:</text:p>
          </table:table-cell>
          <table:table-cell table:style-name="Table8.B4" table:number-columns-spanned="3" office:value-type="string">
            <text:p text:style-name="P42">5</text:p>
          </table:table-cell>
          <table:covered-table-cell/>
          <table:covered-table-cell/>
        </table:table-row>
        <table:table-row>
          <table:table-cell table:style-name="Table8.A5" office:value-type="string">
            <text:p text:style-name="P16">Actor(s):</text:p>
          </table:table-cell>
          <table:table-cell table:style-name="Table8.B5" table:number-columns-spanned="3" office:value-type="string">
            <text:p text:style-name="P42">Administrator</text:p>
          </table:table-cell>
          <table:covered-table-cell/>
          <table:covered-table-cell/>
        </table:table-row>
        <table:table-row>
          <table:table-cell table:style-name="Table8.A6" office:value-type="string">
            <text:p text:style-name="P14"><text:span text:style-name="T3">Goal</text:span>:</text:p>
          </table:table-cell>
          <table:table-cell table:style-name="Table8.B6" table:number-columns-spanned="3" office:value-type="string">
            <text:p text:style-name="P42">To edit information or details of a section.</text:p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14"><text:span text:style-name="T3">Summary</text:span>:</text:p>
          </table:table-cell>
          <table:table-cell table:style-name="Table8.B8" table:number-columns-spanned="3" office:value-type="string">
            <text:p text:style-name="P41">The administrator modifies the existing details of a <text:span text:style-name="T25">section</text:span>.</text:p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14">Related use-cases:</text:p>
          </table:table-cell>
          <table:table-cell table:style-name="Table8.B8" table:number-columns-spanned="3" office:value-type="string">
            <text:p text:style-name="P54"><text:span text:style-name="T15">UC - </text:span>Add Course &amp; Add Section</text:p>
          </table:table-cell>
          <table:covered-table-cell/>
          <table:covered-table-cell/>
        </table:table-row>
        <table:table-row>
          <table:table-cell table:style-name="Table8.A9" office:value-type="string">
            <text:p text:style-name="P14">Preconditions </text:p>
          </table:table-cell>
          <table:table-cell table:style-name="Table8.B9" table:number-columns-spanned="3" office:value-type="string">
            <text:p text:style-name="P19">1. Actor is logged on as administrator.</text:p>
            <text:p text:style-name="P39">2. The <text:span text:style-name="T25">system has accessed the section menu</text:span>. </text:p>
          </table:table-cell>
          <table:covered-table-cell/>
          <table:covered-table-cell/>
        </table:table-row>
        <table:table-row>
          <table:table-cell table:style-name="Table8.A10" office:value-type="string">
            <text:p text:style-name="P14">Trigger:</text:p>
          </table:table-cell>
          <table:table-cell table:style-name="Table8.B10" table:number-columns-spanned="3" office:value-type="string">
            <text:p text:style-name="P31">Administrator <text:span text:style-name="T24">initiates</text:span> the “<text:span text:style-name="T25">Edit Section</text:span>” <text:span text:style-name="T24">process</text:span>.</text:p>
          </table:table-cell>
          <table:covered-table-cell/>
          <table:covered-table-cell/>
        </table:table-row>
        <table:table-row>
          <table:table-cell table:style-name="Table8.A11" office:value-type="string">
            <text:p text:style-name="P14">Basic Flow:</text:p>
          </table:table-cell>
          <table:table-cell table:style-name="Table8.B11" table:number-columns-spanned="3" office:value-type="string">
            <text:p text:style-name="P39">1. Administrator selects “<text:span text:style-name="T25">Edit Section</text:span>” from the menu.</text:p>
            <text:p text:style-name="P39">2. System prompts for <text:span text:style-name="T25">section's new details</text:span>.</text:p>
            <text:p text:style-name="P39">3. Administrator inputs information.</text:p>
            <text:p text:style-name="P39">4. Administrator commits to <text:span text:style-name="T25">editing</text:span> the <text:span text:style-name="T25">section</text:span>.</text:p>
            <text:p text:style-name="P39"><text:soft-page-break/>5. System responds with the outcome of the operation</text:p>
          </table:table-cell>
          <table:covered-table-cell/>
          <table:covered-table-cell/>
        </table:table-row>
        <table:table-row>
          <table:table-cell table:style-name="Table8.A12" office:value-type="string">
            <text:p text:style-name="P14">Post-Conditions:</text:p>
          </table:table-cell>
          <table:table-cell table:style-name="Table8.B12" table:number-columns-spanned="3" office:value-type="string">
            <text:p text:style-name="P51">Success:<text:span text:style-name="T6"> </text:span><text:span text:style-name="T11">Section</text:span><text:span text:style-name="T6"> </text:span><text:span text:style-name="T11">details are modified</text:span><text:span text:style-name="T6"> successfully.</text:span></text:p>
            <text:p text:style-name="P53">Failure:<text:span text:style-name="T6"> The system </text:span><text:span text:style-name="T11">fails to</text:span><text:span text:style-name="T6"> </text:span><text:span text:style-name="T11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8.A13" office:value-type="string">
            <text:p text:style-name="P14">Minimum Guarantee:</text:p>
          </table:table-cell>
          <table:table-cell table:style-name="Table8.B13" table:number-columns-spanned="3" office:value-type="string">
            <text:p text:style-name="P39"><text:span text:style-name="T25">All courses and sections previously stored by the system</text:span> will not be affected.</text:p>
          </table:table-cell>
          <table:covered-table-cell/>
          <table:covered-table-cell/>
        </table:table-row>
        <table:table-row table:style-name="Table8.14">
          <table:table-cell table:style-name="Table8.A14" office:value-type="string">
            <text:p text:style-name="P14"><text:span text:style-name="T3">Risk</text:span>:</text:p>
          </table:table-cell>
          <table:table-cell table:style-name="Table8.B14" table:number-columns-spanned="3" office:value-type="string">
            <text:p text:style-name="P42">Low</text:p>
          </table:table-cell>
          <table:covered-table-cell/>
          <table:covered-table-cell/>
        </table:table-row>
        <table:table-row table:style-name="Table8.14">
          <table:table-cell table:style-name="Table8.A15" office:value-type="string">
            <text:p text:style-name="P14">Notes:</text:p>
          </table:table-cell>
          <table:table-cell table:style-name="Table8.B1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8.14">
          <table:table-cell table:style-name="Table8.A16" office:value-type="string">
            <text:p text:style-name="P16">Author(s):</text:p>
          </table:table-cell>
          <table:table-cell table:style-name="Table8.B16" table:number-columns-spanned="3" office:value-type="string">
            <text:p text:style-name="P42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14">Name:</text:p>
          </table:table-cell>
          <table:table-cell table:style-name="Table9.B1" table:number-columns-spanned="3" office:value-type="string">
            <text:p text:style-name="P25">Delete Section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4">Identifier:</text:p>
          </table:table-cell>
          <table:table-cell table:style-name="Table9.B2" office:value-type="string">
            <text:p text:style-name="P58">UC</text:p>
          </table:table-cell>
          <table:table-cell table:style-name="Table9.A2" office:value-type="string">
            <text:p text:style-name="P56">Version:</text:p>
          </table:table-cell>
          <table:table-cell table:style-name="Table9.D2" office:value-type="string">
            <text:p text:style-name="P58">1.0</text:p>
          </table:table-cell>
        </table:table-row>
        <table:table-row>
          <table:table-cell table:style-name="Table9.A2" office:value-type="string">
            <text:p text:style-name="P16">Date Created:</text:p>
          </table:table-cell>
          <table:table-cell table:style-name="Table9.B3" office:value-type="string">
            <text:p text:style-name="P25">Feb 2, 2016</text:p>
          </table:table-cell>
          <table:table-cell table:style-name="Table9.A2" office:value-type="string">
            <text:p text:style-name="P21">Last Modified:</text:p>
          </table:table-cell>
          <table:table-cell table:style-name="Table9.D3" office:value-type="string">
            <text:p text:style-name="P21"/>
          </table:table-cell>
        </table:table-row>
        <table:table-row>
          <table:table-cell table:style-name="Table9.A4" office:value-type="string">
            <text:p text:style-name="P16">Importance:</text:p>
          </table:table-cell>
          <table:table-cell table:style-name="Table9.B4" table:number-columns-spanned="3" office:value-type="string">
            <text:p text:style-name="P42">5</text:p>
          </table:table-cell>
          <table:covered-table-cell/>
          <table:covered-table-cell/>
        </table:table-row>
        <table:table-row>
          <table:table-cell table:style-name="Table9.A5" office:value-type="string">
            <text:p text:style-name="P16">Actor(s):</text:p>
          </table:table-cell>
          <table:table-cell table:style-name="Table9.B5" table:number-columns-spanned="3" office:value-type="string">
            <text:p text:style-name="P42">Administrator</text:p>
          </table:table-cell>
          <table:covered-table-cell/>
          <table:covered-table-cell/>
        </table:table-row>
        <table:table-row>
          <table:table-cell table:style-name="Table9.A6" office:value-type="string">
            <text:p text:style-name="P14"><text:span text:style-name="T3">Goal</text:span>:</text:p>
          </table:table-cell>
          <table:table-cell table:style-name="Table9.B6" table:number-columns-spanned="3" office:value-type="string">
            <text:p text:style-name="P42">To delete a course section.</text:p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14"><text:span text:style-name="T3">Summary</text:span>:</text:p>
          </table:table-cell>
          <table:table-cell table:style-name="Table9.B8" table:number-columns-spanned="3" office:value-type="string">
            <text:p text:style-name="P42">The administrator deletes a course section from the list of available section<text:span text:style-name="T31">s</text:span>.</text:p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14">Related use-cases:</text:p>
          </table:table-cell>
          <table:table-cell table:style-name="Table9.B8" table:number-columns-spanned="3" office:value-type="string">
            <text:p text:style-name="P54"><text:span text:style-name="T15">UC - “</text:span>Add Course” - “Delete Course”</text:p>
          </table:table-cell>
          <table:covered-table-cell/>
          <table:covered-table-cell/>
        </table:table-row>
        <table:table-row>
          <table:table-cell table:style-name="Table9.A9" office:value-type="string">
            <text:p text:style-name="P14">Preconditions </text:p>
          </table:table-cell>
          <table:table-cell table:style-name="Table9.B9" table:number-columns-spanned="3" office:value-type="string">
            <text:p text:style-name="P19">1. Actor is logged on as administrator.</text:p>
            <text:p text:style-name="P39">2. <text:span text:style-name="T35">System has accessed to the section menu</text:span>. </text:p>
          </table:table-cell>
          <table:covered-table-cell/>
          <table:covered-table-cell/>
        </table:table-row>
        <table:table-row>
          <table:table-cell table:style-name="Table9.A10" office:value-type="string">
            <text:p text:style-name="P14">Trigger:</text:p>
          </table:table-cell>
          <table:table-cell table:style-name="Table9.B10" table:number-columns-spanned="3" office:value-type="string">
            <text:p text:style-name="P31">Administrator <text:span text:style-name="T24">initiates</text:span> the “<text:span text:style-name="T25">Delete Section</text:span>” <text:span text:style-name="T24">process</text:span>.</text:p>
          </table:table-cell>
          <table:covered-table-cell/>
          <table:covered-table-cell/>
        </table:table-row>
        <table:table-row>
          <table:table-cell table:style-name="Table9.A11" office:value-type="string">
            <text:p text:style-name="P14">Basic Flow:</text:p>
          </table:table-cell>
          <table:table-cell table:style-name="Table9.B11" table:number-columns-spanned="3" office:value-type="string">
            <text:p text:style-name="P39">1. Administrator selects “<text:span text:style-name="T25">Delete Section</text:span>” from the menu.</text:p>
            <text:p text:style-name="P39">2. System prompts for <text:span text:style-name="T35">confirmation.</text:span></text:p>
            <text:p text:style-name="P39"><text:span text:style-name="T35">3</text:span>. Administrator commits to <text:span text:style-name="T25">deleting</text:span> the <text:span text:style-name="T25">section</text:span>.</text:p>
            <text:p text:style-name="P39"><text:span text:style-name="T35">4</text:span>. System responds with the outcome of the operation</text:p>
          </table:table-cell>
          <table:covered-table-cell/>
          <table:covered-table-cell/>
        </table:table-row>
        <table:table-row>
          <table:table-cell table:style-name="Table9.A12" office:value-type="string">
            <text:p text:style-name="P14">Post-Conditions:</text:p>
          </table:table-cell>
          <table:table-cell table:style-name="Table9.B12" table:number-columns-spanned="3" office:value-type="string">
            <text:p text:style-name="P51">Success:<text:span text:style-name="T6"> </text:span><text:span text:style-name="T11">Section</text:span><text:span text:style-name="T6"> </text:span><text:span text:style-name="T11">is deleted</text:span><text:span text:style-name="T6"> successfully.</text:span></text:p>
            <text:p text:style-name="P53">Failure:<text:span text:style-name="T6"> The system </text:span><text:span text:style-name="T11">fails to</text:span><text:span text:style-name="T6"> </text:span><text:span text:style-name="T11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9.A13" office:value-type="string">
            <text:p text:style-name="P14">Minimum Guarantee:</text:p>
          </table:table-cell>
          <table:table-cell table:style-name="Table9.B13" table:number-columns-spanned="3" office:value-type="string">
            <text:p text:style-name="P39"><text:span text:style-name="T25">All courses and other sections previously stored by the system</text:span> will not be affected.</text:p>
          </table:table-cell>
          <table:covered-table-cell/>
          <table:covered-table-cell/>
        </table:table-row>
        <table:table-row table:style-name="Table9.14">
          <table:table-cell table:style-name="Table9.A14" office:value-type="string">
            <text:p text:style-name="P14"><text:span text:style-name="T3">Risk</text:span>:</text:p>
          </table:table-cell>
          <table:table-cell table:style-name="Table9.B14" table:number-columns-spanned="3" office:value-type="string">
            <text:p text:style-name="P42">Low</text:p>
          </table:table-cell>
          <table:covered-table-cell/>
          <table:covered-table-cell/>
        </table:table-row>
        <table:table-row table:style-name="Table9.14">
          <table:table-cell table:style-name="Table9.A15" office:value-type="string">
            <text:p text:style-name="P14">Notes:</text:p>
          </table:table-cell>
          <table:table-cell table:style-name="Table9.B15" table:number-columns-spanned="3" office:value-type="string">
            <text:p text:style-name="P14"/>
          </table:table-cell>
          <table:covered-table-cell/>
          <table:covered-table-cell/>
        </table:table-row>
        <text:soft-page-break/>
        <table:table-row table:style-name="Table9.14">
          <table:table-cell table:style-name="Table9.A16" office:value-type="string">
            <text:p text:style-name="P16">Author(s):</text:p>
          </table:table-cell>
          <table:table-cell table:style-name="Table9.B16" table:number-columns-spanned="3" office:value-type="string">
            <text:p text:style-name="P42">Adil Hssaini</text:p>
          </table:table-cell>
          <table:covered-table-cell/>
          <table:covered-table-cell/>
        </table:table-row>
      </table:table>
      <text:p text:style-name="P2"><text:s/></text:p>
      <text:p text:style-name="P3"><text:s text:c="2"/>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0:10:24.099612377</meta:creation-date>
    <dc:date>2016-02-04T21:40:00.386556300</dc:date>
    <meta:editing-duration>PT8H2M22S</meta:editing-duration>
    <meta:editing-cycles>11</meta:editing-cycles>
    <meta:generator>LibreOffice/5.0.2.2$Linux_X86_64 LibreOffice_project/00m0$Build-2</meta:generator>
    <meta:document-statistic meta:table-count="8" meta:image-count="0" meta:object-count="0" meta:page-count="8" meta:paragraph-count="330" meta:word-count="1372" meta:character-count="8789" meta:non-whitespace-character-count="7680"/>
  </office:meta>
</office:document-meta>
</file>